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2.275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663cm" fo:min-width="2.11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6cm" style:writing-mode="lr-tb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93cm" fo:min-width="2.13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793cm" fo:min-width="2.824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63cm" fo:min-width="2.42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3.62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188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cm" fo:min-width="1.92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63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2.525cm" style:writing-mode="lr-tb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standard">
      <style:graphic-properties svg:stroke-width="0.035cm" svg:stroke-color="#2a6099" draw:marker-start-width="0.258cm" draw:marker-end-width="0.258cm" draw:textarea-horizontal-align="justify" draw:textarea-vertical-align="middle" draw:auto-grow-height="false" fo:min-height="1.431cm" fo:min-width="0.261cm" fo:padding-top="0.118cm" fo:padding-bottom="0.118cm" fo:padding-left="0.243cm" fo:padding-right="0.243cm" loext:decorative="false"/>
    </style:style>
    <style:style style:name="gr20" style:family="graphic" style:parent-style-name="objectwithoutfill">
      <style:graphic-properties svg:stroke-width="0.035cm" svg:stroke-color="#2a6099" draw:marker-start-width="0.257cm" draw:marker-end="Extrémités_20_de_20_flèche_20_1" draw:marker-end-width="0.22cm" draw:fill="none" draw:textarea-vertical-align="middle" fo:padding-top="0.117cm" fo:padding-bottom="0.117cm" fo:padding-left="0.242cm" fo:padding-right="0.242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024cm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2a6099" draw:marker-start-width="0.258cm" draw:marker-end-width="0.258cm" draw:textarea-horizontal-align="justify" draw:textarea-vertical-align="middle" draw:auto-grow-height="false" fo:min-height="0.349cm" fo:min-width="2.98cm" fo:padding-top="0.118cm" fo:padding-bottom="0.118cm" fo:padding-left="0.243cm" fo:padding-right="0.243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2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125cm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2a6099" draw:marker-start-width="0.257cm" draw:marker-end-width="0.257cm" draw:fill="none" draw:textarea-vertical-align="middle" draw:auto-grow-height="false" fo:min-height="2.429cm" fo:min-width="0cm" fo:padding-top="0.117cm" fo:padding-bottom="0.117cm" fo:padding-left="0.242cm" fo:padding-right="0.242cm" fo:wrap-option="wrap" loext:decorative="false"/>
    </style:style>
    <style:style style:name="co1" style:family="table-column">
      <style:table-column-properties style:column-width="1.824cm" style:use-optimal-column-width="false"/>
    </style:style>
    <style:style style:name="co2" style:family="table-column">
      <style:table-column-properties style:column-width="3.473cm" style:use-optimal-column-width="false"/>
    </style:style>
    <style:style style:name="co3" style:family="table-column">
      <style:table-column-properties style:column-width="2.761cm" style:use-optimal-column-width="false"/>
    </style:style>
    <style:style style:name="co4" style:family="table-column">
      <style:table-column-properties style:column-width="1.919cm" style:use-optimal-column-width="false"/>
    </style:style>
    <style:style style:name="co5" style:family="table-column">
      <style:table-column-properties style:column-width="4.828cm" style:use-optimal-column-width="false"/>
    </style:style>
    <style:style style:name="co6" style:family="table-column">
      <style:table-column-properties style:column-width="2.654cm" style:use-optimal-column-width="false"/>
    </style:style>
    <style:style style:name="co7" style:family="table-column">
      <style:table-column-properties style:column-width="2.449cm" style:use-optimal-column-width="false"/>
    </style:style>
    <style:style style:name="co8" style:family="table-column">
      <style:table-column-properties style:column-width="1.87cm" style:use-optimal-column-width="false"/>
    </style:style>
    <style:style style:name="ro1" style:family="table-row">
      <style:table-row-properties style:row-height="0.711cm" style:use-optimal-row-height="false"/>
    </style:style>
    <style:style style:name="ro2" style:family="table-row">
      <style:table-row-properties style:row-height="0.675cm" style:use-optimal-row-height="false"/>
    </style:style>
    <style:style style:name="ro3" style:family="table-row">
      <style:table-row-properties style:row-height="0.703cm" style:use-optimal-row-height="false"/>
    </style:style>
    <style:style style:name="ce1" style:family="table-cell">
      <style:paragraph-properties fo:text-align="center" fo:border="none"/>
      <style:text-properties fo:font-size="12pt"/>
    </style:style>
    <style:style style:name="ce2" style:family="table-cell">
      <style:paragraph-properties fo:text-align="center" fo:border="none"/>
      <style:text-properties fo:font-size="12pt" style:font-size-asian="12pt" style:font-size-complex="12pt"/>
    </style:style>
    <style:style style:name="ce3" style:family="table-cell">
      <style:paragraph-properties fo:text-align="center" fo:border="0.28pt solid #000000"/>
      <style:text-properties fo:font-size="12pt"/>
    </style:style>
    <style:style style:name="ce4" style:family="table-cell">
      <style:paragraph-properties fo:text-align="center" fo:border="0.28pt solid #000000"/>
      <style:text-properties fo:font-size="12pt" style:font-size-asian="12pt" style:font-size-complex="12pt"/>
    </style:style>
    <style:style style:name="ce5" style:family="table-cell">
      <style:paragraph-properties fo:text-align="center" fo:border-left="0.28pt solid #000000" fo:border-right="0.28pt solid #000000" fo:border-top="none" fo:border-bottom="0.28pt solid #000000"/>
      <style:text-properties fo:font-size="12pt"/>
    </style:style>
    <style:style style:name="ce6" style:family="table-cell">
      <style:paragraph-properties fo:text-align="center" fo:border-left="0.28pt solid #000000" fo:border-right="0.28pt solid #000000" fo:border-top="none" fo:border-bottom="0.28pt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color="#2a6099" loext:opacity="100%" fo:font-size="12pt" style:font-size-asian="12pt" style:font-size-complex="12pt"/>
    </style:style>
    <style:style style:name="P9" style:family="paragraph">
      <loext:graphic-properties draw:fill="none" draw:fill-color="#ffffff"/>
      <style:text-properties fo:color="#2a6099" loext:opacity="100%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2a6099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75cm" svg:height="1.4cm" svg:x="7.275cm" svg:y="6.925cm">
          <text:p text:style-name="P1">client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225cm" svg:height="1.825cm" svg:x="12.088cm" svg:y="6.6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3" draw:layer="layout" svg:width="3.825cm" svg:height="0.962cm" svg:x="12.788cm" svg:y="7.119cm">
            <draw:text-box>
              <text:p text:style-name="P1">commande</text:p>
            </draw:text-box>
          </draw:frame>
        </draw:g>
        <draw:custom-shape draw:style-name="gr5" draw:text-style-name="P2" draw:layer="layout" svg:width="3.1cm" svg:height="1.4cm" svg:x="19.475cm" svg:y="6.9cm">
          <text:p text:style-name="P1">produit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3cm" svg:y1="7.6cm" svg:x2="19.475cm" svg:y2="7.6cm">
          <text:p/>
        </draw:line>
        <draw:line draw:style-name="gr6" draw:text-style-name="P4" draw:layer="layout" svg:x1="10.075cm" svg:y1="7.625cm" svg:x2="12.125cm" svg:y2="7.6cm">
          <text:p/>
        </draw:line>
        <draw:frame draw:style-name="gr7" draw:text-style-name="P5" draw:layer="layout" svg:width="1.275cm" svg:height="0.806cm" svg:x="18.275cm" svg:y="6.8cm">
          <draw:text-box>
            <text:p><text:span text:style-name="T1">0..*</text:span></text:p>
          </draw:text-box>
        </draw:frame>
        <draw:frame draw:style-name="gr7" draw:text-style-name="P5" draw:layer="layout" svg:width="1.55cm" svg:height="0.806cm" svg:x="10.05cm" svg:y="6.819cm">
          <draw:text-box>
            <text:p><text:span text:style-name="T1">0..*</text:span></text:p>
          </draw:text-box>
        </draw:frame>
        <draw:g draw:style-name="gr2">
          <draw:custom-shape draw:style-name="gr8" draw:text-style-name="P2" draw:layer="layout" svg:width="3.725cm" svg:height="1.475cm" svg:x="10.675cm" svg:y="3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11.012cm" svg:y="3.881cm">
            <draw:text-box>
              <text:p text:style-name="P1">quantité</text:p>
            </draw:text-box>
          </draw:frame>
        </draw:g>
        <draw:g draw:style-name="gr2">
          <draw:custom-shape draw:style-name="gr8" draw:text-style-name="P2" draw:layer="layout" svg:width="3.725cm" svg:height="1.475cm" svg:x="15.275cm" svg:y="3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15.612cm" svg:y="3.831cm">
            <draw:text-box>
              <text:p text:style-name="P1">date</text:p>
            </draw:text-box>
          </draw:frame>
        </draw:g>
        <draw:ellipse draw:style-name="gr9" draw:text-style-name="P1" draw:layer="layout" svg:width="12.8cm" svg:height="7.7cm" svg:x="4.625cm" svg:y="0.475cm" draw:kind="arc" draw:start-angle="315.81" draw:end-angle="349.3">
          <text:p/>
        </draw:ellipse>
        <draw:ellipse draw:style-name="gr9" draw:text-style-name="P1" draw:layer="layout" svg:width="10.562cm" svg:height="6.521cm" svg:x="12.528cm" svg:y="1.557cm" draw:kind="arc" draw:start-angle="185.02" draw:end-angle="221.44">
          <text:p/>
        </draw:ellipse>
        <draw:g draw:style-name="gr2">
          <draw:custom-shape draw:style-name="gr8" draw:text-style-name="P2" draw:layer="layout" svg:width="3.725cm" svg:height="1.475cm" svg:x="1.7cm" svg:y="5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2.037cm" svg:y="5.481cm">
            <draw:text-box>
              <text:p text:style-name="P1">nom</text:p>
            </draw:text-box>
          </draw:frame>
        </draw:g>
        <draw:g draw:style-name="gr2">
          <draw:custom-shape draw:style-name="gr8" draw:text-style-name="P2" draw:layer="layout" svg:width="3.725cm" svg:height="1.475cm" svg:x="1.701cm" svg:y="6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2.038cm" svg:y="7.181cm">
            <draw:text-box>
              <text:p text:style-name="P1">numéro</text:p>
            </draw:text-box>
          </draw:frame>
        </draw:g>
        <draw:g draw:style-name="gr2">
          <draw:custom-shape draw:style-name="gr8" draw:text-style-name="P2" draw:layer="layout" svg:width="3.725cm" svg:height="1.475cm" svg:x="1.701cm" svg:y="8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2.038cm" svg:y="9.081cm">
            <draw:text-box>
              <text:p text:style-name="P1">adresse</text:p>
            </draw:text-box>
          </draw:frame>
        </draw:g>
        <draw:line draw:style-name="gr6" draw:text-style-name="P4" draw:layer="layout" svg:x1="5.325cm" svg:y1="6.25cm" svg:x2="7.25cm" svg:y2="7.45cm">
          <text:p/>
        </draw:line>
        <draw:line draw:style-name="gr6" draw:text-style-name="P4" draw:layer="layout" svg:x1="5.425cm" svg:y1="7.65cm" svg:x2="7.25cm" svg:y2="7.625cm">
          <text:p/>
        </draw:line>
        <draw:line draw:style-name="gr6" draw:text-style-name="P4" draw:layer="layout" svg:x1="5.275cm" svg:y1="9.25cm" svg:x2="7.25cm" svg:y2="7.85cm">
          <text:p/>
        </draw:line>
        <draw:g draw:style-name="gr2">
          <draw:custom-shape draw:style-name="gr8" draw:text-style-name="P2" draw:layer="layout" svg:width="3.725cm" svg:height="1.475cm" svg:x="24.5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24.837cm" svg:y="5.256cm">
            <draw:text-box>
              <text:p text:style-name="P1">numérop</text:p>
            </draw:text-box>
          </draw:frame>
        </draw:g>
        <draw:line draw:style-name="gr6" draw:text-style-name="P4" draw:layer="layout" svg:x1="22.575cm" svg:y1="7.2cm" svg:x2="24.55cm" svg:y2="6cm">
          <text:p/>
        </draw:line>
        <draw:g draw:style-name="gr2">
          <draw:custom-shape draw:style-name="gr8" draw:text-style-name="P2" draw:layer="layout" svg:width="3.725cm" svg:height="1.475cm" svg:x="24.625cm" svg:y="6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24.962cm" svg:y="6.981cm">
            <draw:text-box>
              <text:p text:style-name="P1">nom</text:p>
            </draw:text-box>
          </draw:frame>
        </draw:g>
        <draw:line draw:style-name="gr6" draw:text-style-name="P4" draw:layer="layout" svg:x1="22.575cm" svg:y1="7.475cm" svg:x2="24.65cm" svg:y2="7.475cm">
          <text:p/>
        </draw:line>
        <draw:g draw:style-name="gr2">
          <draw:custom-shape draw:style-name="gr8" draw:text-style-name="P2" draw:layer="layout" svg:width="3.725cm" svg:height="1.475cm" svg:x="24.525cm" svg:y="8.5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24.862cm" svg:y="8.781cm">
            <draw:text-box>
              <text:p text:style-name="P1">prix</text:p>
            </draw:text-box>
          </draw:frame>
        </draw:g>
        <draw:line draw:style-name="gr6" draw:text-style-name="P4" draw:layer="layout" svg:x1="22.55cm" svg:y1="7.725cm" svg:x2="24.825cm" svg:y2="8.85cm">
          <text:p/>
        </draw:line>
        <draw:g draw:style-name="gr2">
          <draw:custom-shape draw:style-name="gr3" draw:text-style-name="P2" draw:layer="layout" svg:width="5.225cm" svg:height="1.825cm" svg:x="9.013cm" svg:y="9.7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3" draw:layer="layout" svg:width="3.825cm" svg:height="0.962cm" svg:x="9.713cm" svg:y="10.206cm">
            <draw:text-box>
              <text:p text:style-name="P1">habite</text:p>
            </draw:text-box>
          </draw:frame>
        </draw:g>
        <draw:custom-shape draw:style-name="gr1" draw:text-style-name="P2" draw:layer="layout" svg:width="2.775cm" svg:height="1.4cm" svg:x="16.05cm" svg:y="9.987cm">
          <text:p text:style-name="P1">vill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225cm" svg:y1="10.687cm" svg:x2="16.025cm" svg:y2="10.687cm">
          <text:p/>
        </draw:line>
        <draw:frame draw:style-name="gr7" draw:text-style-name="P5" draw:layer="layout" svg:width="1.275cm" svg:height="0.806cm" svg:x="14.8cm" svg:y="9.931cm">
          <draw:text-box>
            <text:p><text:span text:style-name="T1">0..*</text:span></text:p>
          </draw:text-box>
        </draw:frame>
        <draw:ellipse draw:style-name="gr9" draw:text-style-name="P1" draw:layer="layout" svg:width="7.201cm" svg:height="7.745cm" svg:x="8.83cm" svg:y="3.275cm" draw:kind="arc" draw:start-angle="197.7" draw:end-angle="233.23">
          <text:p/>
        </draw:ellipse>
        <draw:frame draw:style-name="gr7" draw:text-style-name="P5" draw:layer="layout" svg:width="1.55cm" svg:height="0.806cm" svg:x="9.125cm" svg:y="8.25cm">
          <draw:text-box>
            <text:p><text:span text:style-name="T1">1..1</text:span></text:p>
          </draw:text-box>
        </draw:frame>
        <draw:g draw:style-name="gr2">
          <draw:custom-shape draw:style-name="gr10" draw:text-style-name="P2" draw:layer="layout" svg:width="4.7cm" svg:height="1.475cm" svg:x="20.525cm" svg:y="10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3" draw:layer="layout" svg:width="3.849cm" svg:height="1.673cm" svg:x="20.95cm" svg:y="10.506cm">
            <draw:text-box>
              <text:p text:style-name="P1">code postal</text:p>
            </draw:text-box>
          </draw:frame>
        </draw:g>
        <draw:g draw:style-name="gr2">
          <draw:custom-shape draw:style-name="gr8" draw:text-style-name="P2" draw:layer="layout" svg:width="3.725cm" svg:height="1.475cm" svg:x="19.425cm" svg:y="11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19.762cm" svg:y="12.231cm">
            <draw:text-box>
              <text:p text:style-name="P1">pays</text:p>
            </draw:text-box>
          </draw:frame>
        </draw:g>
        <draw:g draw:style-name="gr2">
          <draw:custom-shape draw:style-name="gr8" draw:text-style-name="P2" draw:layer="layout" svg:width="3.725cm" svg:height="1.475cm" svg:x="15.125cm" svg:y="12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3.05cm" svg:height="0.962cm" svg:x="15.462cm" svg:y="12.506cm">
            <draw:text-box>
              <text:p text:style-name="P1">nom</text:p>
            </draw:text-box>
          </draw:frame>
        </draw:g>
        <draw:line draw:style-name="gr6" draw:text-style-name="P4" draw:layer="layout" svg:x1="17.075cm" svg:y1="12.275cm" svg:x2="17.15cm" svg:y2="11.375cm">
          <text:p/>
        </draw:line>
        <draw:line draw:style-name="gr6" draw:text-style-name="P4" draw:layer="layout" svg:x1="19.825cm" svg:y1="12.25cm" svg:x2="18.675cm" svg:y2="11.375cm">
          <text:p/>
        </draw:line>
        <draw:line draw:style-name="gr6" draw:text-style-name="P4" draw:layer="layout" svg:x1="20.55cm" svg:y1="10.85cm" svg:x2="18.85cm" svg:y2="10.675cm">
          <text:p/>
        </draw:line>
      </draw:page>
      <draw:page draw:name="page2" draw:style-name="dp1" draw:master-page-name="Standard">
        <draw:custom-shape draw:style-name="gr1" draw:text-style-name="P2" draw:layer="layout" svg:width="2.775cm" svg:height="1.4cm" svg:x="3.525cm" svg:y="6.3cm">
          <text:p text:style-name="P1">client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12" draw:text-style-name="P2" draw:layer="layout" svg:width="5.838cm" svg:height="1.825cm" svg:x="4.625cm" svg:y="3.72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3" draw:layer="layout" svg:width="4.274cm" svg:height="1.673cm" svg:x="5.407cm" svg:y="4.156cm">
            <draw:text-box>
              <text:p text:style-name="P1">a commandé</text:p>
            </draw:text-box>
          </draw:frame>
        </draw:g>
        <draw:custom-shape draw:style-name="gr13" draw:text-style-name="P2" draw:layer="layout" svg:width="4.125cm" svg:height="1.4cm" svg:x="11.475cm" svg:y="2.45cm">
          <text:p text:style-name="P1">commandes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35cm" svg:height="0.806cm" svg:x="10.225cm" svg:y="2.469cm">
          <draw:text-box>
            <text:p><text:span text:style-name="T1">1..1</text:span></text:p>
          </draw:text-box>
        </draw:frame>
        <draw:frame draw:style-name="gr7" draw:text-style-name="P5" draw:layer="layout" svg:width="1.55cm" svg:height="0.806cm" svg:x="3.9cm" svg:y="5.55cm">
          <draw:text-box>
            <text:p><text:span text:style-name="T1">0..*</text:span></text:p>
          </draw:text-box>
        </draw:frame>
        <draw:g draw:style-name="gr2">
          <draw:custom-shape draw:style-name="gr15" draw:text-style-name="P2" draw:layer="layout" svg:width="4.85cm" svg:height="1.76cm" svg:x="16.9cm" svg:y="4.0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6" draw:text-style-name="P3" draw:layer="layout" svg:width="3.55cm" svg:height="1.613cm" svg:x="17.55cm" svg:y="4.512cm">
            <draw:text-box>
              <text:p text:style-name="P1">contient</text:p>
            </draw:text-box>
          </draw:frame>
        </draw:g>
        <draw:ellipse draw:style-name="gr9" draw:text-style-name="P1" draw:layer="layout" svg:width="12.8cm" svg:height="7.65cm" svg:x="6.775cm" svg:y="3.05cm" draw:kind="arc" draw:start-angle="105.53" draw:end-angle="133.41">
          <text:p/>
        </draw:ellipse>
        <draw:ellipse draw:style-name="gr9" draw:text-style-name="P1" draw:layer="layout" svg:width="9cm" svg:height="7.175cm" svg:x="4.4cm" svg:y="4.325cm" draw:kind="arc" draw:start-angle="128.25" draw:end-angle="153.19">
          <text:p/>
        </draw:ellipse>
        <draw:ellipse draw:style-name="gr9" draw:text-style-name="P1" draw:layer="layout" svg:width="14.2cm" svg:height="8.05cm" svg:x="5.375cm" svg:y="2.775cm" draw:kind="arc" draw:start-angle="35.08" draw:end-angle="63.65">
          <text:p/>
        </draw:ellipse>
        <draw:frame draw:style-name="gr14" draw:text-style-name="P5" draw:layer="layout" svg:width="1.35cm" svg:height="0.806cm" svg:x="15.45cm" svg:y="2.575cm">
          <draw:text-box>
            <text:p><text:span text:style-name="T1">1..1</text:span></text:p>
          </draw:text-box>
        </draw:frame>
        <draw:custom-shape draw:style-name="gr17" draw:text-style-name="P2" draw:layer="layout" svg:width="3.025cm" svg:height="1.4cm" svg:x="19.5cm" svg:y="6.675cm">
          <text:p text:style-name="P1">produits</text:p>
          <draw:enhanced-geometry svg:viewBox="0 0 21600 21600" draw:type="rectangle" draw:enhanced-path="M 0 0 L 21600 0 21600 21600 0 21600 0 0 Z N"/>
        </draw:custom-shape>
        <draw:ellipse draw:style-name="gr9" draw:text-style-name="P1" draw:layer="layout" svg:width="9.15cm" svg:height="7.525cm" svg:x="11.975cm" svg:y="4.075cm" draw:kind="arc" draw:start-angle="18.29" draw:end-angle="37.56">
          <text:p/>
        </draw:ellipse>
        <draw:frame draw:style-name="gr7" draw:text-style-name="P5" draw:layer="layout" svg:width="1.55cm" svg:height="0.806cm" svg:x="20.75cm" svg:y="6.044cm">
          <draw:text-box>
            <text:p><text:span text:style-name="T1">0..*</text:span></text:p>
          </draw:text-box>
        </draw:frame>
      </draw:page>
      <draw:page draw:name="page3" draw:style-name="dp1" draw:master-page-name="Standard">
        <draw:frame draw:style-name="gr18" draw:layer="layout" svg:width="14.804cm" svg:height="2.735cm" svg:x="4.625cm" svg:y="3.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2">numero</text:span></text:p>
              </table:table-cell>
              <table:table-cell>
                <text:p text:style-name="P6"><text:span text:style-name="T2">nom</text:span></text:p>
              </table:table-cell>
              <table:table-cell>
                <text:p text:style-name="P6"><text:span text:style-name="T2">code_postal</text:span></text:p>
              </table:table-cell>
              <table:table-cell table:style-name="ce2">
                <text:p text:style-name="P7"><text:span text:style-name="T3">pays</text:span></text:p>
              </table:table-cell>
              <table:table-cell table:style-name="ce2">
                <text:p text:style-name="P1"><text:span text:style-name="T3">adresse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Navet </text:span><text:span text:style-name="T2">naviguant</text:span></text:p>
              </table:table-cell>
              <table:table-cell>
                <text:p text:style-name="P6"><text:span text:style-name="T2">65000</text:span></text:p>
              </table:table-cell>
              <table:table-cell table:style-name="ce4">
                <text:p text:style-name="P7">France</text:p>
              </table:table-cell>
              <table:table-cell table:style-name="ce4">
                <text:p text:style-name="P7">3 rue du charisme</text:p>
              </table:table-cell>
            </table:table-row>
            <table:table-row table:style-name="ro2" table:default-cell-style-name="ce5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Radis </text:span><text:span text:style-name="T2">radieux</text:span></text:p>
              </table:table-cell>
              <table:table-cell>
                <text:p text:style-name="P6"><text:span text:style-name="T2">28000</text:span></text:p>
              </table:table-cell>
              <table:table-cell table:style-name="ce6">
                <text:p text:style-name="P7">France</text:p>
              </table:table-cell>
              <table:table-cell table:style-name="ce6">
                <text:p text:style-name="P7">5 rue des moches</text:p>
              </table:table-cell>
            </table:table-row>
            <table:table-row table:style-name="ro2" table:default-cell-style-name="ce6">
              <table:table-cell>
                <text:p text:style-name="P7">3</text:p>
              </table:table-cell>
              <table:table-cell>
                <text:p text:style-name="P7">Vert l’avenir</text:p>
              </table:table-cell>
              <table:table-cell>
                <text:p text:style-name="P7">28000</text:p>
              </table:table-cell>
              <table:table-cell>
                <text:p text:style-name="P7">France</text:p>
              </table:table-cell>
              <table:table-cell>
                <text:p text:style-name="P7">1 place de la cathédra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layer="layout" svg:width="6.972cm" svg:height="2.052cm" svg:x="7.816cm" svg:y="6.9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6"><text:span text:style-name="T2">code</text:span><text:span text:style-name="T2">_post</text:span><text:span text:style-name="T2">al</text:span></text:p>
              </table:table-cell>
              <table:table-cell>
                <text:p text:style-name="P6"><text:span text:style-name="T2">pays</text:span></text:p>
              </table:table-cell>
              <table:table-cell>
                <text:p text:style-name="P6"><text:span text:style-name="T2">nom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">28000</text:span></text:p>
              </table:table-cell>
              <table:table-cell>
                <text:p text:style-name="P6"><text:span text:style-name="T2">France</text:span></text:p>
              </table:table-cell>
              <table:table-cell>
                <text:p text:style-name="P6"><text:span text:style-name="T2">Chartres</text:span></text:p>
              </table:table-cell>
            </table:table-row>
            <table:table-row table:style-name="ro2" table:default-cell-style-name="ce5">
              <table:table-cell>
                <text:p text:style-name="P6"><text:span text:style-name="T2">65000</text:span></text:p>
              </table:table-cell>
              <table:table-cell>
                <text:p text:style-name="P6"><text:span text:style-name="T2">France</text:span></text:p>
              </table:table-cell>
              <table:table-cell>
                <text:p text:style-name="P6"><text:span text:style-name="T2">Tarbe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9" draw:text-style-name="P1" draw:layer="layout" svg:width="1.075cm" svg:height="2.375cm" svg:x="4.967cm" svg:y="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5.15cm" svg:y1="7.1cm" svg:x2="5.3cm" svg:y2="6.375cm">
          <text:p/>
        </draw:line>
        <draw:frame draw:style-name="gr21" draw:text-style-name="P9" draw:layer="layout" svg:width="2.925cm" svg:height="1.199cm" svg:x="4.325cm" svg:y="7.051cm">
          <draw:text-box>
            <text:p text:style-name="P8"><text:span text:style-name="T4">Clé primaire → unique</text:span></text:p>
          </draw:text-box>
        </draw:frame>
        <draw:line draw:style-name="gr20" draw:text-style-name="P4" draw:layer="layout" svg:x1="8.1cm" svg:y1="9.875cm" svg:x2="8.25cm" svg:y2="9.15cm">
          <text:p/>
        </draw:line>
        <draw:frame draw:style-name="gr22" draw:text-style-name="P9" draw:layer="layout" svg:width="6.075cm" svg:height="1.199cm" svg:x="6.425cm" svg:y="9.976cm">
          <draw:text-box>
            <text:p text:style-name="P8"><text:span text:style-name="T4">Que des entiers sur 5 chiffres</text:span></text:p>
            <text:p text:style-name="P8"><text:span text:style-name="T4">→ </text:span><text:span text:style-name="T4">contrainte de domaine</text:span></text:p>
          </draw:text-box>
        </draw:frame>
        <draw:custom-shape draw:style-name="gr23" draw:text-style-name="P1" draw:layer="layout" svg:width="4.9cm" svg:height="0.825cm" svg:x="9.8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cm" svg:height="0.825cm" svg:x="7.982cm" svg:y="7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10.625cm" svg:y1="5.45cm" svg:x2="10.5cm" svg:y2="7.4cm">
          <text:p/>
        </draw:line>
        <draw:frame draw:style-name="gr24" draw:text-style-name="P9" draw:layer="layout" svg:width="3.25cm" svg:height="0.775cm" svg:x="10.525cm" svg:y="6.325cm">
          <draw:text-box>
            <text:p text:style-name="P8"><text:span text:style-name="T4">Clé étrangère</text:span></text:p>
          </draw:text-box>
        </draw:frame>
        <draw:line draw:style-name="gr20" draw:text-style-name="P4" draw:layer="layout" svg:x1="15.7cm" svg:y1="8.725cm" svg:x2="14.95cm" svg:y2="8.725cm">
          <text:p/>
        </draw:line>
        <draw:frame draw:style-name="gr25" draw:text-style-name="P9" draw:layer="layout" svg:width="3.4cm" svg:height="0.725cm" svg:x="15.7cm" svg:y="8.325cm">
          <draw:text-box>
            <text:p text:style-name="P8"><text:span text:style-name="T4">enregistrement</text:span></text:p>
          </draw:text-box>
        </draw:frame>
        <draw:line draw:style-name="gr20" draw:text-style-name="P4" draw:layer="layout" svg:x1="17cm" svg:y1="6.725cm" svg:x2="16.975cm" svg:y2="6.2cm">
          <text:p/>
        </draw:line>
        <draw:frame draw:style-name="gr26" draw:text-style-name="P9" draw:layer="layout" svg:width="6.475cm" svg:height="1.199cm" svg:x="15.125cm" svg:y="6.575cm">
          <draw:text-box>
            <text:p text:style-name="P8"><text:span text:style-name="T4">Attribut «adresse»</text:span></text:p>
            <text:p text:style-name="P8"><text:span text:style-name="T4">Domaine : chaine de caractère</text:span></text:p>
          </draw:text-box>
        </draw:frame>
        <draw:custom-shape draw:style-name="gr27" draw:text-style-name="P4" draw:layer="layout" svg:width="0.375cm" svg:height="2.825cm" svg:x="19.75cm" svg:y="3.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9" draw:layer="layout" svg:width="3.4cm" svg:height="1.199cm" svg:x="20.125cm" svg:y="4.45cm">
          <draw:text-box>
            <text:p text:style-name="P8"><text:span text:style-name="T4">Table</text:span></text:p>
            <text:p text:style-name="P8"><text:span text:style-name="T4">cli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8cm" draw:marker-start-center="false" draw:marker-end-width="0.28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1:32:42.786398300</meta:creation-date>
    <meta:editing-duration>PT10M23S</meta:editing-duration>
    <meta:editing-cycles>4</meta:editing-cycles>
    <meta:generator>LibreOffice/24.2.6.2$Linux_X86_64 LibreOffice_project/420$Build-2</meta:generator>
    <dc:date>2024-12-14T21:35:02.412386680</dc:date>
    <meta:document-statistic meta:object-count="95"/>
  </office:meta>
</office:document-meta>
</file>